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14b" officeooo:paragraph-rsid="000b414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414b" officeooo:paragraph-rsid="000b414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0086" officeooo:paragraph-rsid="000d008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d0086" officeooo:paragraph-rsid="000d0086" style:font-weight-asian="normal" style:font-weight-complex="normal"/>
    </style:style>
    <style:style style:name="P5" style:family="paragraph" style:parent-style-name="Table_20_Contents">
      <style:text-properties officeooo:rsid="000cae77" officeooo:paragraph-rsid="000cae77"/>
    </style:style>
    <style:style style:name="P6" style:family="paragraph" style:parent-style-name="Table_20_Contents">
      <style:text-properties officeooo:paragraph-rsid="000cae77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WenQuanYi Zen Hei Sharp" style:font-name-complex="Lohit Devanagari"/>
    </style:style>
    <style:style style:name="T3" style:family="text">
      <style:text-properties officeooo:rsid="000cae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ice 1</text:p>
      <text:p text:style-name="P1">Ecrire un programme qui :</text:p>
      <text:p text:style-name="P1">- affiche un message d'accueil;</text:p>
      <text:p text:style-name="P1">- demande à l'utilisateur de passer son badge;</text:p>
      <text:p text:style-name="P1">- si le badge est valide, demande à l'utilisateur de saisir son code d'accès;</text:p>
      <text:p text:style-name="P1">- affiche des messages d'erreur le cas échéant;</text:p>
      <text:p text:style-name="P1">- recommence jusqu'à ce que l'identifiant et le code d'accès soient valides.</text:p>
      <text:p text:style-name="P1"/>
      <text:p text:style-name="P1"/>
      <text:p text:style-name="P1">Algorithme</text:p>
      <text:p text:style-name="P1"/>
      <text:p text:style-name="P1">Varaible</text:p>
      <text:p text:style-name="P1"/>
      <text:p text:style-name="P1">Entier badge, identifiant, Code, mdp;</text:p>
      <text:p text:style-name="P1"/>
      <text:p text:style-name="P1">Début</text:p>
      <text:p text:style-name="P1">afficher(Bienvenu)</text:p>
      <text:p text:style-name="P1">identifiant=1111122222;</text:p>
      <text:p text:style-name="P1">Code=1122;</text:p>
      <text:p text:style-name="P1"/>
      <text:p text:style-name="P1">Répéter </text:p>
      <text:p text:style-name="P1"><text:tab/>afficher(saisir votre identifiant)</text:p>
      <text:p text:style-name="P1"><text:tab/>saisir(badge)</text:p>
      <text:p text:style-name="P1"><text:tab/>si(identifiant<text:span text:style-name="T1">≠badge</text:span><text:span text:style-name="T2">)</text:span></text:p>
      <text:p text:style-name="P1"><text:span text:style-name="T2"><text:tab/><text:tab/>afficher(saisir votre code)</text:span></text:p>
      <text:p text:style-name="P1"><text:span text:style-name="T2"><text:tab/><text:tab/>saisir(mdp)</text:span></text:p>
      <text:p text:style-name="P1"><text:span text:style-name="T2"><text:tab/><text:tab/>si(mdp</text:span><text:span text:style-name="T1">≠code)alors</text:span></text:p>
      <text:p text:style-name="P1"><text:span text:style-name="T1"><text:tab/><text:tab/><text:tab/>afficher(bonjour Mr.x passer une agreable journée)</text:span></text:p>
      <text:p text:style-name="P1"><text:span text:style-name="T1"><text:tab/><text:tab/>finSi</text:span></text:p>
      <text:p text:style-name="P1"><text:span text:style-name="T1"><text:tab/>sinon </text:span></text:p>
      <text:p text:style-name="P1"><text:span text:style-name="T1"><text:tab/><text:tab/>afficher(échec veuillez saisir votre identifaint)</text:span></text:p>
      <text:p text:style-name="P1"><text:span text:style-name="T1"><text:tab/>FinSi</text:span></text:p>
      <text:p text:style-name="P1"><text:span text:style-name="T1">tant que(mdp≠Code)</text:span></text:p>
      <text:p text:style-name="P1"><text:span text:style-name="T1"><text:tab/><text:tab/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Identificateur </text:p>
          </table:table-cell>
          <table:table-cell table:style-name="Table1.A1" office:value-type="string">
            <text:p text:style-name="P5">Domaine de variation</text:p>
          </table:table-cell>
          <table:table-cell table:style-name="Table1.A1" office:value-type="string">
            <text:p text:style-name="P5">Nature </text:p>
          </table:table-cell>
          <table:table-cell table:style-name="Table1.A1" office:value-type="string">
            <text:p text:style-name="P5">Rôle</text:p>
          </table:table-cell>
          <table:table-cell table:style-name="Table1.E1" office:value-type="string">
            <text:p text:style-name="P5">Type</text:p>
          </table:table-cell>
        </table:table-row>
        <table:table-row>
          <table:table-cell table:style-name="Table1.A2" office:value-type="string">
            <text:p text:style-name="P5">badge</text:p>
          </table:table-cell>
          <table:table-cell table:style-name="Table1.A2" office:value-type="string">
            <text:p text:style-name="P6">-<text:span text:style-name="T3">2147483648 à <text:s/>2147483648</text:span></text:p>
          </table:table-cell>
          <table:table-cell table:style-name="Table1.A2" office:value-type="string">
            <text:p text:style-name="P5">entrée</text:p>
          </table:table-cell>
          <table:table-cell table:style-name="Table1.A2" office:value-type="string">
            <text:p text:style-name="P5">Mémorise l'entier saisi par l'utilisateur</text:p>
          </table:table-cell>
          <table:table-cell table:style-name="Table1.E2" office:value-type="string">
            <text:p text:style-name="P5">Entier </text:p>
          </table:table-cell>
        </table:table-row>
        <table:table-row>
          <table:table-cell table:style-name="Table1.A2" office:value-type="string">
            <text:p text:style-name="P5">identifiant</text:p>
          </table:table-cell>
          <table:table-cell table:style-name="Table1.A2" office:value-type="string">
            <text:p text:style-name="P6">-<text:span text:style-name="T3">2147483648 à <text:s/>2147483648</text:span></text:p>
          </table:table-cell>
          <table:table-cell table:style-name="Table1.A2" office:value-type="string">
            <text:p text:style-name="P5">local</text:p>
          </table:table-cell>
          <table:table-cell table:style-name="Table1.A2" office:value-type="string">
            <text:p text:style-name="P5">L'identifiant de l'utilisateur</text:p>
          </table:table-cell>
          <table:table-cell table:style-name="Table1.E2" office:value-type="string">
            <text:p text:style-name="P5">Entier </text:p>
          </table:table-cell>
        </table:table-row>
        <table:table-row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6">-<text:span text:style-name="T3">2147483648 à <text:s/>2147483648</text:span></text:p>
          </table:table-cell>
          <table:table-cell table:style-name="Table1.A2" office:value-type="string">
            <text:p text:style-name="P5">local</text:p>
          </table:table-cell>
          <table:table-cell table:style-name="Table1.A2" office:value-type="string">
            <text:p text:style-name="P5">Le code de l'utilisateur</text:p>
          </table:table-cell>
          <table:table-cell table:style-name="Table1.E2" office:value-type="string">
            <text:p text:style-name="P5">Entier </text:p>
          </table:table-cell>
        </table:table-row>
        <table:table-row>
          <table:table-cell table:style-name="Table1.A2" office:value-type="string">
            <text:p text:style-name="P5">mdp </text:p>
          </table:table-cell>
          <table:table-cell table:style-name="Table1.A2" office:value-type="string">
            <text:p text:style-name="P6">-<text:span text:style-name="T3">2147483648 à <text:s/>2147483648</text:span></text:p>
          </table:table-cell>
          <table:table-cell table:style-name="Table1.A2" office:value-type="string">
            <text:p text:style-name="P5">entrée</text:p>
          </table:table-cell>
          <table:table-cell table:style-name="Table1.A2" office:value-type="string">
            <text:p text:style-name="P5">Mémorise l'entier saisi par l'utilisateur</text:p>
          </table:table-cell>
          <table:table-cell table:style-name="Table1.E2" office:value-type="string">
            <text:p text:style-name="P5">Entier 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text:span text:style-name="T1">Exercice 2</text:span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2:22:48.899016250</meta:creation-date>
    <dc:date>2013-09-27T13:02:09.460475670</dc:date>
    <meta:editing-duration>PT7M19S</meta:editing-duration>
    <meta:editing-cycles>2</meta:editing-cycles>
    <meta:generator>LibreOffice/4.1.1.2$Linux_X86_64 LibreOffice_project/410$Build-2</meta:generator>
    <meta:document-statistic meta:table-count="1" meta:image-count="0" meta:object-count="0" meta:page-count="2" meta:paragraph-count="54" meta:word-count="142" meta:character-count="1081" meta:non-whitespace-character-count="954"/>
  </office:meta>
</office:document-meta>
</file>